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491cm" fo:min-width="5.015cm"/>
      <style:paragraph-properties style:writing-mode="lr-tb"/>
    </style:style>
    <style:style style:name="gr2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368cm" fo:min-width="3.756cm"/>
      <style:paragraph-properties style:writing-mode="lr-tb"/>
    </style:style>
    <style:style style:name="gr3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277cm" fo:min-width="3.211cm"/>
      <style:paragraph-properties style:writing-mode="lr-tb"/>
    </style:style>
    <style:style style:name="gr4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368cm" fo:min-width="2.823cm"/>
      <style:paragraph-properties style:writing-mode="lr-tb"/>
    </style:style>
    <style:style style:name="gr5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277cm" fo:min-width="3.003cm"/>
      <style:paragraph-properties style:writing-mode="lr-tb"/>
    </style:style>
    <style:style style:name="gr6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188cm" fo:min-width="5.248cm"/>
      <style:paragraph-properties style:writing-mode="lr-tb"/>
    </style:style>
    <style:style style:name="gr7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304cm" fo:min-width="2.861cm"/>
      <style:paragraph-properties style:writing-mode="lr-tb"/>
    </style:style>
    <style:style style:name="gr8" style:family="graphic" style:parent-style-name="objectwithoutfill">
      <style:graphic-properties svg:stroke-color="#000000" draw:fill="solid" draw:opacity="98%" draw:textarea-vertical-align="middle"/>
    </style:style>
    <style:style style:name="gr9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637cm" fo:min-width="3.092cm"/>
      <style:paragraph-properties style:writing-mode="lr-tb"/>
    </style:style>
    <style:style style:name="gr10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222cm" fo:min-width="2.642cm"/>
      <style:paragraph-properties style:writing-mode="lr-tb"/>
    </style:style>
    <style:style style:name="gr11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0.982cm" fo:min-width="3.802cm"/>
      <style:paragraph-properties style:writing-mode="lr-tb"/>
    </style:style>
    <style:style style:name="gr12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122cm" fo:min-width="2.995cm"/>
      <style:paragraph-properties style:writing-mode="lr-tb"/>
    </style:style>
    <style:style style:name="gr13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034cm" fo:min-width="3cm"/>
      <style:paragraph-properties style:writing-mode="lr-tb"/>
    </style:style>
    <style:style style:name="gr14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603cm" fo:min-width="3.183cm"/>
      <style:paragraph-properties style:writing-mode="lr-tb"/>
    </style:style>
    <style:style style:name="gr15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457cm" fo:min-width="3.272cm"/>
      <style:paragraph-properties style:writing-mode="lr-tb"/>
    </style:style>
    <style:style style:name="gr16" style:family="graphic" style:parent-style-name="objectwithoutfill">
      <style:graphic-properties svg:stroke-color="#000000" draw:fill="solid" draw:fill-color="#000000" draw:opacity="98%" draw:textarea-vertical-align="middle"/>
    </style:style>
    <style:style style:name="gr17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354cm" fo:min-width="3.228cm"/>
      <style:paragraph-properties style:writing-mode="lr-tb"/>
    </style:style>
    <style:style style:name="gr18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613cm" fo:min-width="4.803cm"/>
      <style:paragraph-properties style:writing-mode="lr-tb"/>
    </style:style>
    <style:style style:name="gr19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812cm" fo:min-width="3.004cm"/>
      <style:paragraph-properties style:writing-mode="lr-tb"/>
    </style:style>
    <style:style style:name="gr20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188cm" fo:min-width="3.721cm"/>
      <style:paragraph-properties style:writing-mode="lr-tb"/>
    </style:style>
    <style:style style:name="gr21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451cm" fo:min-width="3.041cm"/>
      <style:paragraph-properties style:writing-mode="lr-tb"/>
    </style:style>
    <style:style style:name="gr22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008cm" fo:min-width="3.528cm"/>
      <style:paragraph-properties style:writing-mode="lr-tb"/>
    </style:style>
    <style:style style:name="gr23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239cm" fo:min-width="3.956cm"/>
      <style:paragraph-properties style:writing-mode="lr-tb"/>
    </style:style>
    <style:style style:name="gr24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0.919cm" fo:min-width="3.437cm"/>
      <style:paragraph-properties style:writing-mode="lr-tb"/>
    </style:style>
    <style:style style:name="gr25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219cm" fo:min-width="3.684cm"/>
      <style:paragraph-properties style:writing-mode="lr-tb"/>
    </style:style>
    <style:style style:name="gr26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277cm" fo:min-width="3.706cm"/>
      <style:paragraph-properties style:writing-mode="lr-tb"/>
    </style:style>
    <style:style style:name="gr27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277cm" fo:min-width="3.901cm"/>
      <style:paragraph-properties style:writing-mode="lr-tb"/>
    </style:style>
    <style:style style:name="gr28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706cm" fo:min-width="4.396cm"/>
      <style:paragraph-properties style:writing-mode="lr-tb"/>
    </style:style>
    <style:style style:name="gr29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726cm" fo:min-width="4.799cm"/>
      <style:paragraph-properties style:writing-mode="lr-tb"/>
    </style:style>
    <style:style style:name="gr30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457cm" fo:min-width="4.05cm"/>
      <style:paragraph-properties style:writing-mode="lr-tb"/>
    </style:style>
    <style:style style:name="gr31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008cm" fo:min-width="4.335cm"/>
      <style:paragraph-properties style:writing-mode="lr-tb"/>
    </style:style>
    <style:style style:name="gr32" style:family="graphic" style:parent-style-name="standard">
      <style:graphic-properties svg:stroke-color="#000000" draw:fill-color="#ffffff" draw:opacity="98%" draw:textarea-horizontal-align="justify" draw:textarea-vertical-align="middle" draw:auto-grow-height="false" fo:min-height="1.368cm" fo:min-width="4.33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3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 New Roman" fo:font-size="28pt" style:font-size-asian="28pt" style:font-size-complex="28pt"/>
    </style:style>
    <style:style style:name="P2" style:family="paragraph">
      <loext:graphic-properties draw:fill-color="#ffffff" draw:opacity="98%"/>
      <style:paragraph-properties fo:text-align="center" style:writing-mode="lr-tb"/>
      <style:text-properties style:font-name="Times New Roman" fo:font-size="28pt" style:font-size-asian="28pt" style:font-size-complex="28pt"/>
    </style:style>
    <style:style style:name="P3" style:family="paragraph">
      <style:paragraph-properties fo:text-align="center" style:writing-mode="lr-tb"/>
      <style:text-properties style:font-name="Times New Roman" fo:font-size="26pt"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-color="#ffffff" draw:opacity="98%"/>
      <style:paragraph-properties fo:text-align="center" style:writing-mode="lr-tb"/>
      <style:text-properties style:font-name="Times New Roman" fo:font-size="26pt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 style:writing-mode="lr-tb"/>
      <style:text-properties style:font-name="Times New Roman" fo:font-size="26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 draw:opacity="98%"/>
      <style:paragraph-properties fo:text-align="center" style:writing-mode="lr-tb"/>
      <style:text-properties style:font-name="Times New Roman" fo:font-size="26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="solid" draw:opacity="98%"/>
      <style:paragraph-properties fo:text-align="center"/>
      <style:text-properties style:font-name="Times New Roman" fo:font-size="22pt"/>
    </style:style>
    <style:style style:name="P8" style:family="paragraph">
      <style:paragraph-properties fo:text-align="center" style:writing-mode="lr-tb"/>
      <style:text-properties style:font-name="Times New Roman" fo:font-size="28pt"/>
    </style:style>
    <style:style style:name="P9" style:family="paragraph">
      <loext:graphic-properties draw:fill-color="#ffffff" draw:opacity="98%"/>
      <style:paragraph-properties fo:text-align="center" style:writing-mode="lr-tb"/>
      <style:text-properties style:font-name="Times New Roman" fo:font-size="28pt"/>
    </style:style>
    <style:style style:name="P10" style:family="paragraph">
      <loext:graphic-properties draw:fill="solid" draw:fill-color="#000000" draw:opacity="98%"/>
      <style:paragraph-properties fo:text-align="center"/>
      <style:text-properties style:font-name="Times New Roman" fo:font-size="22pt"/>
    </style:style>
    <style:style style:name="P11" style:family="paragraph">
      <style:paragraph-properties fo:text-align="center" style:writing-mode="lr-tb"/>
      <style:text-properties style:font-name="Times New Roman" fo:font-size="26pt" style:text-underline-style="none" style:font-size-asian="20pt" style:font-size-complex="20pt"/>
    </style:style>
    <style:style style:name="P12" style:family="paragraph">
      <loext:graphic-properties draw:fill-color="#ffffff" draw:opacity="98%"/>
      <style:paragraph-properties fo:text-align="center" style:writing-mode="lr-tb"/>
      <style:text-properties style:font-name="Times New Roman" fo:font-size="26pt" style:text-underline-style="none" style:font-size-asian="20pt" style:font-size-complex="20pt"/>
    </style:style>
    <style:style style:name="P13" style:family="paragraph">
      <style:paragraph-properties fo:text-align="center" style:writing-mode="lr-tb"/>
      <style:text-properties style:font-name="Times New Roman" fo:font-size="26pt" style:text-underline-style="none"/>
    </style:style>
    <style:style style:name="P14" style:family="paragraph">
      <loext:graphic-properties draw:fill-color="#ffffff" draw:opacity="98%"/>
      <style:paragraph-properties fo:text-align="center" style:writing-mode="lr-tb"/>
      <style:text-properties style:font-name="Times New Roman" fo:font-size="26pt" style:text-underline-style="none"/>
    </style:style>
    <style:style style:name="P15" style:family="paragraph">
      <style:paragraph-properties fo:text-align="center" style:writing-mode="lr-tb"/>
      <style:text-properties style:font-name="Times New Roman" fo:font-size="26pt" style:text-underline-style="none" style:font-size-asian="26pt" style:font-size-complex="26pt"/>
    </style:style>
    <style:style style:name="P16" style:family="paragraph">
      <loext:graphic-properties draw:fill-color="#ffffff" draw:opacity="98%"/>
      <style:paragraph-properties fo:text-align="center" style:writing-mode="lr-tb"/>
      <style:text-properties style:font-name="Times New Roman" fo:font-size="26pt" style:text-underline-style="none" style:font-size-asian="26pt" style:font-size-complex="26pt"/>
    </style:style>
    <style:style style:name="P17" style:family="paragraph">
      <style:text-properties style:font-name="Times New Roman" fo:font-size="24pt" style:font-size-asian="24pt" style:font-size-complex="24pt"/>
    </style:style>
    <style:style style:name="P18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T1" style:family="text">
      <style:text-properties style:font-name="Times New Roman" fo:font-size="28pt" style:font-size-asian="28pt" style:font-size-complex="28pt"/>
    </style:style>
    <style:style style:name="T2" style:family="text">
      <style:text-properties style:font-name="Times New Roman" fo:font-size="26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Times New Roman" fo:font-size="26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style:font-name="Times New Roman" fo:font-size="28pt"/>
    </style:style>
    <style:style style:name="T5" style:family="text">
      <style:text-properties style:font-name="Times New Roman" fo:font-size="26pt" style:text-underline-style="none" style:font-size-asian="20pt" style:font-size-complex="20pt"/>
    </style:style>
    <style:style style:name="T6" style:family="text">
      <style:text-properties style:font-name="Times New Roman" fo:font-size="26pt" style:text-underline-style="none"/>
    </style:style>
    <style:style style:name="T7" style:family="text">
      <style:text-properties style:font-name="Times New Roman" fo:font-size="26pt" style:text-underline-style="none" style:font-size-asian="26pt" style:font-size-complex="26pt"/>
    </style:style>
    <style:style style:name="T8" style:family="text">
      <style:text-properties style:font-name="Times New Roman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515cm" svg:height="1.741cm" svg:x="2.613cm" svg:y="7.747cm">
          <text:p text:style-name="P1"><text:span text:style-name="T1">Rua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2" draw:id="id22" draw:layer="layout" svg:width="6.018cm" svg:height="2.286cm" svg:x="28.829cm" svg:y="34.29cm">
          <text:p text:style-name="P3"><text:span text:style-name="T2">kd_petu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3" draw:id="id13" draw:layer="layout" svg:width="5.247cm" svg:height="2.159cm" svg:x="18.288cm" svg:y="2.921cm">
          <text:p text:style-name="P3"><text:span text:style-name="T2">kd_dok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layout" svg:width="4.699cm" svg:height="2.286cm" svg:x="1.016cm" svg:y="2.54cm">
          <text:p text:style-name="P5"><text:span text:style-name="T3">kd_rua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3" draw:id="id23" draw:layer="layout" svg:width="4.953cm" svg:height="2.159cm" svg:x="19.431cm" svg:y="22.987cm">
          <text:p text:style-name="P3"><text:span text:style-name="T2">kd_pasi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1" draw:id="id21" draw:layer="layout" svg:width="8.128cm" svg:height="2.032cm" svg:x="44.577cm" svg:y="12.319cm">
          <text:p text:style-name="P3"><text:span text:style-name="T2">kd_pembayar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8" draw:id="id18" draw:layer="layout" svg:width="4.753cm" svg:height="2.196cm" svg:x="2.232cm" svg:y="23.712cm">
          <text:p text:style-name="P3"><text:span text:style-name="T2">kd_in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3.366cm" svg:y1="4.826cm" svg:x2="5.37cm" svg:y2="7.747cm" draw:start-shape="id1" draw:start-glue-point="8" draw:end-shape="id2" draw:end-glue-point="0" svg:d="M3366 4826l2004 2921" svg:viewBox="0 0 2005 2922">
          <text:p/>
        </draw:connector>
        <draw:custom-shape draw:style-name="gr9" draw:text-style-name="P4" xml:id="id10" draw:id="id10" draw:layer="layout" svg:width="5.08cm" svg:height="2.667cm" svg:x="10.033cm" svg:y="15.113cm">
          <text:p text:style-name="P3"><text:span text:style-name="T2">kd_rua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9" draw:id="id9" draw:layer="layout" svg:width="4.442cm" svg:height="2.082cm" svg:x="9.782cm" svg:y="11.43cm">
          <text:p text:style-name="P3"><text:span text:style-name="T2">kd_in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20.71cm" svg:y1="20.697cm" svg:x2="25.313cm" svg:y2="20.692cm" draw:start-shape="id3" draw:start-glue-point="7" draw:end-shape="id4" draw:end-glue-point="3" svg:d="M20710 20697l4603-5" svg:viewBox="0 0 4604 6">
          <text:p/>
        </draw:connector>
        <draw:custom-shape draw:style-name="gr11" draw:text-style-name="P4" xml:id="id6" draw:id="id6" draw:layer="layout" svg:width="6.084cm" svg:height="1.742cm" svg:x="19.697cm" svg:y="16.165cm">
          <text:p text:style-name="P3"><text:span text:style-name="T2">kd_rua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5" draw:id="id5" draw:layer="layout" svg:width="4.941cm" svg:height="1.938cm" svg:x="16.244cm" svg:y="13.624cm">
          <text:p text:style-name="P3"><text:span text:style-name="T2">kd_pas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18.715cm" svg:y1="15.562cm" svg:x2="17.211cm" svg:y2="19.414cm" draw:start-shape="id5" draw:start-glue-point="8" draw:end-shape="id3" draw:end-glue-point="4" svg:d="M18715 15562l-1504 3852" svg:viewBox="0 0 1505 3853">
          <text:p/>
        </draw:connector>
        <draw:connector draw:style-name="gr8" draw:text-style-name="P7" draw:layer="layout" draw:type="line" svg:x1="22.739cm" svg:y1="17.907cm" svg:x2="17.211cm" svg:y2="19.414cm" draw:start-shape="id6" draw:start-glue-point="8" draw:end-shape="id3" draw:end-glue-point="4" svg:d="M22739 17907l-5528 1507" svg:viewBox="0 0 5529 1508">
          <text:p/>
        </draw:connector>
        <draw:custom-shape draw:style-name="gr13" draw:text-style-name="P9" xml:id="id14" draw:id="id14" draw:layer="layout" svg:width="6.998cm" svg:height="2.566cm" svg:x="38.111cm" svg:y="19.413cm">
          <text:p text:style-name="P8"><text:span text:style-name="T4">melakuka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7" draw:layer="layout" draw:type="line" svg:x1="5.37cm" svg:y1="9.488cm" svg:x2="5.408cm" svg:y2="12.515cm" draw:start-shape="id2" draw:start-glue-point="2" draw:end-shape="id7" draw:end-glue-point="4" svg:d="M5370 9488l38 3027" svg:viewBox="0 0 39 3028">
          <text:p/>
        </draw:connector>
        <draw:connector draw:style-name="gr8" draw:text-style-name="P7" draw:layer="layout" draw:type="line" svg:x1="5.408cm" svg:y1="16.637cm" svg:x2="5.37cm" svg:y2="19.822cm" draw:start-shape="id7" draw:start-glue-point="6" draw:end-shape="id8" draw:end-glue-point="0" svg:d="M5408 16637l-38 3185" svg:viewBox="0 0 39 3186">
          <text:p/>
        </draw:connector>
        <draw:connector draw:style-name="gr8" draw:text-style-name="P7" draw:layer="layout" draw:type="line" svg:x1="8.128cm" svg:y1="20.692cm" svg:x2="13.712cm" svg:y2="20.697cm" draw:start-shape="id8" draw:start-glue-point="1" draw:end-shape="id3" draw:end-glue-point="5" svg:d="M8128 20692l5584 5" svg:viewBox="0 0 5585 6">
          <text:p/>
        </draw:connector>
        <draw:connector draw:style-name="gr8" draw:text-style-name="P7" draw:layer="layout" draw:type="line" svg:x1="8.911cm" svg:y1="14.576cm" svg:x2="9.782cm" svg:y2="12.471cm" draw:start-shape="id7" draw:start-glue-point="7" draw:end-shape="id9" draw:end-glue-point="6" svg:d="M8911 14576l871-2105" svg:viewBox="0 0 872 2106">
          <text:p/>
        </draw:connector>
        <draw:connector draw:style-name="gr8" draw:text-style-name="P7" draw:layer="layout" draw:type="line" svg:x1="8.911cm" svg:y1="14.576cm" svg:x2="10.033cm" svg:y2="16.447cm" draw:start-shape="id7" draw:start-glue-point="7" draw:end-shape="id10" draw:end-glue-point="6" svg:d="M8911 14576l1122 1871" svg:viewBox="0 0 1123 1872">
          <text:p/>
        </draw:connector>
        <draw:connector draw:style-name="gr8" draw:text-style-name="P7" draw:layer="layout" draw:type="line" svg:x1="28.07cm" svg:y1="19.822cm" svg:x2="28.112cm" svg:y2="15.681cm" draw:start-shape="id4" draw:start-glue-point="0" draw:end-shape="id11" draw:end-glue-point="6" svg:d="M28070 19822l42-4141" svg:viewBox="0 0 43 4142">
          <text:p/>
        </draw:connector>
        <draw:connector draw:style-name="gr8" draw:text-style-name="P7" draw:layer="layout" draw:type="line" svg:x1="28.112cm" svg:y1="13.115cm" svg:x2="28.07cm" svg:y2="9.488cm" draw:start-shape="id11" draw:start-glue-point="4" draw:end-shape="id12" draw:end-glue-point="2" svg:d="M28112 13115l-42-3627" svg:viewBox="0 0 43 3628">
          <text:p/>
        </draw:connector>
        <draw:connector draw:style-name="gr8" draw:text-style-name="P7" draw:layer="layout" draw:type="line" svg:x1="28.07cm" svg:y1="7.747cm" svg:x2="20.912cm" svg:y2="5.08cm" draw:start-shape="id12" draw:start-glue-point="0" draw:end-shape="id13" draw:end-glue-point="8" svg:d="M28070 7747l-7158-2667" svg:viewBox="0 0 7159 2668">
          <text:p/>
        </draw:connector>
        <draw:connector draw:style-name="gr8" draw:text-style-name="P7" draw:layer="layout" draw:type="line" svg:x1="30.828cm" svg:y1="20.692cm" svg:x2="38.111cm" svg:y2="20.696cm" draw:start-shape="id4" draw:start-glue-point="1" draw:end-shape="id14" draw:end-glue-point="5" svg:d="M30828 20692l7283 4" svg:viewBox="0 0 7284 5">
          <text:p/>
        </draw:connector>
        <draw:connector draw:style-name="gr8" draw:text-style-name="P7" draw:layer="layout" draw:type="line" svg:x1="45.109cm" svg:y1="20.696cm" svg:x2="51.713cm" svg:y2="20.692cm" draw:start-shape="id14" draw:start-glue-point="7" draw:end-shape="id15" draw:end-glue-point="3" svg:d="M45109 20696l6604-4" svg:viewBox="0 0 6605 5">
          <text:p/>
        </draw:connector>
        <draw:connector draw:style-name="gr8" draw:text-style-name="P7" draw:layer="layout" draw:type="line" svg:x1="54.47cm" svg:y1="21.563cm" svg:x2="54.511cm" svg:y2="30.814cm" draw:start-shape="id15" draw:start-glue-point="2" draw:end-shape="id16" draw:end-glue-point="4" svg:d="M54470 21563l41 9251" svg:viewBox="0 0 42 9252">
          <text:p/>
        </draw:connector>
        <draw:connector draw:style-name="gr8" draw:text-style-name="P7" draw:layer="layout" draw:type="line" svg:x1="51.012cm" svg:y1="32.097cm" svg:x2="40.467cm" svg:y2="32.14cm" draw:start-shape="id16" draw:start-glue-point="5" draw:end-shape="id17" draw:end-glue-point="1" svg:d="M51012 32097l-10545 43" svg:viewBox="0 0 10546 44">
          <text:p/>
        </draw:connector>
        <draw:custom-shape draw:style-name="gr14" draw:text-style-name="P4" xml:id="id19" draw:id="id19" draw:layer="layout" svg:width="5.207cm" svg:height="2.619cm" svg:x="33.02cm" svg:y="10.287cm">
          <text:p text:style-name="P3"><text:span text:style-name="T2">kd_dok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0" draw:id="id20" draw:layer="layout" svg:width="5.334cm" svg:height="2.413cm" svg:x="32.893cm" svg:y="15.24cm">
          <text:p text:style-name="P3"><text:span text:style-name="T2">kd_pasi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4.609cm" svg:y1="23.712cm" svg:x2="5.37cm" svg:y2="21.563cm" draw:start-shape="id18" draw:start-glue-point="4" draw:end-shape="id8" draw:end-glue-point="2" svg:d="M4609 23712l761-2149" svg:viewBox="0 0 762 2150">
          <text:p/>
        </draw:connector>
        <draw:connector draw:style-name="gr8" draw:text-style-name="P7" draw:layer="layout" draw:type="line" svg:x1="31.611cm" svg:y1="14.398cm" svg:x2="33.02cm" svg:y2="11.597cm" draw:start-shape="id11" draw:start-glue-point="7" draw:end-shape="id19" draw:end-glue-point="6" svg:d="M31611 14398l1409-2801" svg:viewBox="0 0 1410 2802">
          <text:p/>
        </draw:connector>
        <draw:connector draw:style-name="gr8" draw:text-style-name="P7" draw:layer="layout" draw:type="line" svg:x1="31.611cm" svg:y1="14.398cm" svg:x2="32.893cm" svg:y2="16.447cm" draw:start-shape="id11" draw:start-glue-point="7" draw:end-shape="id20" draw:end-glue-point="6" svg:d="M31611 14398l1282 2049" svg:viewBox="0 0 1283 2050">
          <text:p/>
        </draw:connector>
        <draw:connector draw:style-name="gr16" draw:text-style-name="P10" draw:layer="layout" draw:type="line" svg:x1="48.641cm" svg:y1="14.351cm" svg:x2="54.47cm" svg:y2="19.822cm" draw:start-shape="id21" draw:start-glue-point="8" draw:end-shape="id15" draw:end-glue-point="0" svg:d="M48641 14351l5829 5471" svg:viewBox="0 0 5830 5472">
          <text:p/>
        </draw:connector>
        <draw:connector draw:style-name="gr16" draw:text-style-name="P10" draw:layer="layout" draw:type="line" svg:x1="31.838cm" svg:y1="34.29cm" svg:x2="37.709cm" svg:y2="33.011cm" draw:start-shape="id22" draw:start-glue-point="4" draw:end-shape="id17" draw:end-glue-point="2" svg:d="M31838 34290l5871-1279" svg:viewBox="0 0 5872 1280">
          <text:p/>
        </draw:connector>
        <draw:connector draw:style-name="gr16" draw:text-style-name="P10" draw:layer="layout" draw:type="line" svg:x1="21.908cm" svg:y1="22.987cm" svg:x2="28.07cm" svg:y2="21.563cm" draw:start-shape="id23" draw:start-glue-point="4" draw:end-shape="id4" draw:end-glue-point="2" svg:d="M21908 22987l6162-1424" svg:viewBox="0 0 6163 1425">
          <text:p/>
        </draw:connector>
        <draw:custom-shape draw:style-name="gr1" draw:text-style-name="P9" xml:id="id12" draw:id="id12" draw:layer="layout" svg:width="5.515cm" svg:height="1.741cm" svg:x="25.313cm" svg:y="7.747cm">
          <text:p text:style-name="P8"><text:span text:style-name="T4">Dokter</text:span></text:p>
          <draw:enhanced-geometry svg:viewBox="0 0 21600 21600" draw:type="rectangle" draw:enhanced-path="M 0 0 L 21600 0 21600 21600 0 21600 0 0 Z N"/>
        </draw:custom-shape>
        <draw:custom-shape draw:style-name="gr1" draw:text-style-name="P9" xml:id="id8" draw:id="id8" draw:layer="layout" svg:width="5.515cm" svg:height="1.741cm" svg:x="2.613cm" svg:y="19.822cm">
          <text:p text:style-name="P8"><text:span text:style-name="T4">Rawat Inap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9" xml:id="id4" draw:id="id4" draw:layer="layout" svg:width="5.515cm" svg:height="1.741cm" svg:x="25.313cm" svg:y="19.822cm">
          <text:p text:style-name="P8"><text:span text:style-name="T4">Pasie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9" xml:id="id15" draw:id="id15" draw:layer="layout" svg:width="5.515cm" svg:height="1.741cm" svg:x="51.713cm" svg:y="19.822cm">
          <text:p text:style-name="P8"><text:span text:style-name="T4">Pembayara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9" xml:id="id17" draw:id="id17" draw:layer="layout" svg:width="5.515cm" svg:height="1.741cm" svg:x="34.952cm" svg:y="31.27cm">
          <text:p text:style-name="P8"><text:span text:style-name="T4">Petuga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4" xml:id="id24" draw:id="id24" draw:layer="layout" svg:width="5.272cm" svg:height="2.266cm" svg:x="37.6cm" svg:y="12.946cm">
          <text:p text:style-name="P3"><text:span text:style-name="T2">kd_pasi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25" draw:id="id25" draw:layer="layout" svg:width="7.497cm" svg:height="2.633cm" svg:x="41.271cm" svg:y="15.909cm">
          <text:p text:style-name="P3"><text:span text:style-name="T2">kd_pembayar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line" svg:x1="40.236cm" svg:y1="15.212cm" svg:x2="41.61cm" svg:y2="19.413cm" draw:start-shape="id24" draw:start-glue-point="8" draw:end-shape="id14" draw:end-glue-point="4" svg:d="M40236 15212l1374 4201" svg:viewBox="0 0 1375 4202">
          <text:p/>
        </draw:connector>
        <draw:connector draw:style-name="gr16" draw:text-style-name="P10" draw:layer="layout" draw:type="line" svg:x1="45.02cm" svg:y1="18.542cm" svg:x2="41.61cm" svg:y2="19.413cm" draw:start-shape="id25" draw:start-glue-point="8" draw:end-shape="id14" draw:end-glue-point="4" svg:d="M45020 18542l-3410 871" svg:viewBox="0 0 3411 872">
          <text:p/>
        </draw:connector>
        <draw:custom-shape draw:style-name="gr13" draw:text-style-name="P9" xml:id="id3" draw:id="id3" draw:layer="layout" svg:width="6.998cm" svg:height="2.566cm" svg:x="13.712cm" svg:y="19.414cm">
          <text:p text:style-name="P8"><text:span text:style-name="T4">melakuka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9" draw:text-style-name="P9" xml:id="id7" draw:id="id7" draw:layer="layout" svg:width="7.006cm" svg:height="4.122cm" svg:x="1.905cm" svg:y="12.515cm">
          <text:p text:style-name="P8"><text:span text:style-name="T4">menggunaka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9" xml:id="id11" draw:id="id11" draw:layer="layout" svg:width="6.998cm" svg:height="2.566cm" svg:x="24.613cm" svg:y="13.115cm">
          <text:p text:style-name="P8"><text:span text:style-name="T4">memeriks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9" xml:id="id16" draw:id="id16" draw:layer="layout" svg:width="6.998cm" svg:height="2.566cm" svg:x="51.012cm" svg:y="30.814cm">
          <text:p text:style-name="P8"><text:span text:style-name="T4">menerim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0" draw:text-style-name="P12" xml:id="id26" draw:id="id26" draw:layer="layout" svg:width="5.969cm" svg:height="2.032cm" svg:x="6.35cm" svg:y="2.159cm">
          <text:p text:style-name="P11"><text:span text:style-name="T5">nama_ged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7" draw:id="id27" draw:layer="layout" svg:width="5.007cm" svg:height="2.405cm" svg:x="9.217cm" svg:y="4.58cm">
          <text:p text:style-name="P11"><text:span text:style-name="T5">nama_rua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line" svg:x1="9.335cm" svg:y1="4.191cm" svg:x2="5.37cm" svg:y2="7.747cm" draw:start-shape="id26" draw:start-glue-point="8" draw:end-shape="id2" draw:end-glue-point="0" svg:d="M9335 4191l-3965 3556" svg:viewBox="0 0 3966 3557">
          <text:p/>
        </draw:connector>
        <draw:connector draw:style-name="gr16" draw:text-style-name="P10" draw:layer="layout" draw:type="line" svg:x1="11.721cm" svg:y1="6.985cm" svg:x2="5.37cm" svg:y2="7.747cm" draw:start-shape="id27" draw:start-glue-point="8" draw:end-shape="id2" draw:end-glue-point="0" svg:d="M11721 6985l-6351 762" svg:viewBox="0 0 6352 763">
          <text:p/>
        </draw:connector>
        <draw:custom-shape draw:style-name="gr22" draw:text-style-name="P14" xml:id="id28" draw:id="id28" draw:layer="layout" svg:width="5.694cm" svg:height="1.778cm" svg:x="23.77cm" svg:y="4.064cm">
          <text:p text:style-name="P13"><text:span text:style-name="T6">nama_dok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9" draw:id="id29" draw:layer="layout" svg:width="6.3cm" svg:height="2.105cm" svg:x="28.752cm" svg:y="2.286cm">
          <text:p text:style-name="P13"><text:span text:style-name="T6">alamat_dok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xml:id="id30" draw:id="id30" draw:layer="layout" svg:width="5.567cm" svg:height="1.651cm" svg:x="31.225cm" svg:y="4.888cm">
          <text:p text:style-name="P15"><text:span text:style-name="T7">spesial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line" svg:x1="26.617cm" svg:y1="5.842cm" svg:x2="28.07cm" svg:y2="7.747cm" draw:start-shape="id28" draw:start-glue-point="8" draw:end-shape="id12" draw:end-glue-point="0" svg:d="M26617 5842l1453 1905" svg:viewBox="0 0 1454 1906">
          <text:p/>
        </draw:connector>
        <draw:connector draw:style-name="gr16" draw:text-style-name="P10" draw:layer="layout" draw:type="line" svg:x1="31.902cm" svg:y1="4.391cm" svg:x2="28.07cm" svg:y2="7.747cm" draw:start-shape="id29" draw:start-glue-point="8" draw:end-shape="id12" draw:end-glue-point="0" svg:d="M31902 4391l-3832 3356" svg:viewBox="0 0 3833 3357">
          <text:p/>
        </draw:connector>
        <draw:connector draw:style-name="gr16" draw:text-style-name="P10" draw:layer="layout" draw:type="line" svg:x1="34.009cm" svg:y1="6.539cm" svg:x2="28.07cm" svg:y2="7.747cm" draw:start-shape="id30" draw:start-glue-point="8" draw:end-shape="id12" draw:end-glue-point="0" svg:d="M34009 6539l-5939 1208" svg:viewBox="0 0 5940 1209">
          <text:p/>
        </draw:connector>
        <draw:custom-shape draw:style-name="gr25" draw:text-style-name="P14" xml:id="id31" draw:id="id31" draw:layer="layout" svg:width="5.916cm" svg:height="2.075cm" svg:x="21.59cm" svg:y="25.23cm">
          <text:p text:style-name="P13"><text:span text:style-name="T6">nama_pasi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xml:id="id32" draw:id="id32" draw:layer="layout" svg:width="5.948cm" svg:height="2.159cm" svg:x="24.892cm" svg:y="27.432cm">
          <text:p text:style-name="P13"><text:span text:style-name="T6">alamat_pas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33" draw:id="id33" draw:layer="layout" svg:width="6.223cm" svg:height="2.159cm" svg:x="29.083cm" svg:y="25.4cm">
          <text:p text:style-name="P13"><text:span text:style-name="T6">tanggal_datang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34" draw:id="id34" draw:layer="layout" svg:width="5.567cm" svg:height="1.651cm" svg:x="33.803cm" svg:y="23.876cm">
          <text:p text:style-name="P13"><text:span text:style-name="T6">keluh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line" svg:x1="24.548cm" svg:y1="25.23cm" svg:x2="28.07cm" svg:y2="21.563cm" draw:start-shape="id31" draw:start-glue-point="4" draw:end-shape="id4" draw:end-glue-point="2" svg:d="M24548 25230l3522-3667" svg:viewBox="0 0 3523 3668">
          <text:p/>
        </draw:connector>
        <draw:connector draw:style-name="gr16" draw:text-style-name="P10" draw:layer="layout" draw:type="line" svg:x1="27.866cm" svg:y1="27.432cm" svg:x2="28.07cm" svg:y2="21.563cm" draw:start-shape="id32" draw:start-glue-point="4" draw:end-shape="id4" draw:end-glue-point="2" svg:d="M27866 27432l204-5869" svg:viewBox="0 0 205 5870">
          <text:p/>
        </draw:connector>
        <draw:connector draw:style-name="gr16" draw:text-style-name="P10" draw:layer="layout" draw:type="line" svg:x1="32.195cm" svg:y1="25.4cm" svg:x2="28.07cm" svg:y2="21.563cm" draw:start-shape="id33" draw:start-glue-point="4" draw:end-shape="id4" draw:end-glue-point="2" svg:d="M32195 25400l-4125-3837" svg:viewBox="0 0 4126 3838">
          <text:p/>
        </draw:connector>
        <draw:connector draw:style-name="gr16" draw:text-style-name="P10" draw:layer="layout" draw:type="line" svg:x1="36.587cm" svg:y1="23.876cm" svg:x2="28.07cm" svg:y2="21.563cm" draw:start-shape="id34" draw:start-glue-point="4" draw:end-shape="id4" draw:end-glue-point="2" svg:d="M36587 23876l-8517-2313" svg:viewBox="0 0 8518 2314">
          <text:p/>
        </draw:connector>
        <draw:custom-shape draw:style-name="gr28" draw:text-style-name="P14" xml:id="id35" draw:id="id35" draw:layer="layout" svg:width="6.924cm" svg:height="2.764cm" svg:x="51.181cm" svg:y="9.987cm">
          <text:p text:style-name="P13"><text:span text:style-name="T6">jumlah_har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line" svg:x1="54.643cm" svg:y1="12.751cm" svg:x2="54.47cm" svg:y2="19.822cm" draw:start-shape="id35" draw:start-glue-point="8" draw:end-shape="id15" draw:end-glue-point="0" svg:d="M54643 12751l-173 7071" svg:viewBox="0 0 174 7072">
          <text:p/>
        </draw:connector>
        <draw:custom-shape draw:style-name="gr29" draw:text-style-name="P4" xml:id="id36" draw:id="id36" draw:layer="layout" svg:width="7.493cm" svg:height="2.794cm" svg:x="50.546cm" svg:y="37.211cm">
          <text:p text:style-name="P3"><text:span text:style-name="T2">kd_pembayar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xml:id="id37" draw:id="id37" draw:layer="layout" svg:width="6.434cm" svg:height="2.413cm" svg:x="47.244cm" svg:y="34.29cm">
          <text:p text:style-name="P3"><text:span text:style-name="T2">kd_petu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line" svg:x1="54.511cm" svg:y1="33.38cm" svg:x2="54.293cm" svg:y2="37.211cm" draw:start-shape="id16" draw:start-glue-point="6" draw:end-shape="id36" draw:end-glue-point="4" svg:d="M54511 33380l-218 3831" svg:viewBox="0 0 219 3832">
          <text:p/>
        </draw:connector>
        <draw:connector draw:style-name="gr16" draw:text-style-name="P10" draw:layer="layout" draw:type="line" svg:x1="50.461cm" svg:y1="34.29cm" svg:x2="54.511cm" svg:y2="33.38cm" draw:start-shape="id37" draw:start-glue-point="4" draw:end-shape="id16" draw:end-glue-point="6" svg:d="M50461 34290l4050-910" svg:viewBox="0 0 4051 911">
          <text:p/>
        </draw:connector>
        <draw:custom-shape draw:style-name="gr31" draw:text-style-name="P14" xml:id="id38" draw:id="id38" draw:layer="layout" svg:width="6.837cm" svg:height="1.778cm" svg:x="29.907cm" svg:y="37.619cm">
          <text:p text:style-name="P13"><text:span text:style-name="T6">nama_petug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40" draw:id="id40" draw:layer="layout" svg:width="5.567cm" svg:height="1.651cm" svg:x="40.64cm" svg:y="34.925cm">
          <text:p text:style-name="P13"><text:span text:style-name="T6">jam_jag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xml:id="id39" draw:id="id39" draw:layer="layout" svg:width="6.837cm" svg:height="2.286cm" svg:x="37.359cm" svg:y="36.903cm">
          <text:p text:style-name="P13"><text:span text:style-name="T6">alamat_petu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line" svg:x1="37.709cm" svg:y1="33.011cm" svg:x2="33.326cm" svg:y2="37.619cm" draw:start-shape="id17" draw:start-glue-point="2" draw:end-shape="id38" draw:end-glue-point="4" svg:d="M37709 33011l-4383 4608" svg:viewBox="0 0 4384 4609">
          <text:p/>
        </draw:connector>
        <draw:connector draw:style-name="gr16" draw:text-style-name="P10" draw:layer="layout" draw:type="line" svg:x1="40.778cm" svg:y1="36.903cm" svg:x2="37.709cm" svg:y2="33.011cm" draw:start-shape="id39" draw:start-glue-point="4" draw:end-shape="id17" draw:end-glue-point="2" svg:d="M40778 36903l-3069-3892" svg:viewBox="0 0 3070 3893">
          <text:p/>
        </draw:connector>
        <draw:connector draw:style-name="gr16" draw:text-style-name="P10" draw:layer="layout" draw:type="line" svg:x1="43.424cm" svg:y1="34.925cm" svg:x2="37.709cm" svg:y2="33.011cm" draw:start-shape="id40" draw:start-glue-point="4" draw:end-shape="id17" draw:end-glue-point="2" svg:d="M43424 34925l-5715-1914" svg:viewBox="0 0 5716 1915">
          <text:p/>
        </draw:connector>
        <draw:frame draw:style-name="gr33" draw:text-style-name="P18" draw:layer="layout" svg:width="1.524cm" svg:height="1.187cm" svg:x="41.121cm" svg:y="30.699cm">
          <draw:text-box>
            <text:p text:style-name="P17"><text:span text:style-name="T8">N</text:span></text:p>
          </draw:text-box>
        </draw:frame>
        <draw:frame draw:style-name="gr34" draw:text-style-name="P18" draw:layer="layout" svg:width="1.651cm" svg:height="1.187cm" svg:x="53.022cm" svg:y="22.2cm">
          <draw:text-box>
            <text:p text:style-name="P17"><text:span text:style-name="T8">N</text:span></text:p>
          </draw:text-box>
        </draw:frame>
        <draw:frame draw:style-name="gr34" draw:text-style-name="P18" draw:layer="layout" svg:width="1.651cm" svg:height="1.187cm" svg:x="49.919cm" svg:y="19.334cm">
          <draw:text-box>
            <text:p text:style-name="P17"><text:span text:style-name="T8">1</text:span></text:p>
          </draw:text-box>
        </draw:frame>
        <draw:frame draw:style-name="gr34" draw:text-style-name="P18" draw:layer="layout" svg:width="1.651cm" svg:height="1.187cm" svg:x="31.317cm" svg:y="19.376cm">
          <draw:text-box>
            <text:p text:style-name="P17"><text:span text:style-name="T8">1</text:span></text:p>
          </draw:text-box>
        </draw:frame>
        <draw:frame draw:style-name="gr33" draw:text-style-name="P18" draw:layer="layout" svg:width="1.524cm" svg:height="1.187cm" svg:x="28.571cm" svg:y="18.273cm">
          <draw:text-box>
            <text:p text:style-name="P17"><text:span text:style-name="T8">N</text:span></text:p>
          </draw:text-box>
        </draw:frame>
        <draw:frame draw:style-name="gr34" draw:text-style-name="P18" draw:layer="layout" svg:width="1.651cm" svg:height="1.187cm" svg:x="28.518cm" svg:y="9.977cm">
          <draw:text-box>
            <text:p text:style-name="P17"><text:span text:style-name="T8">1</text:span></text:p>
          </draw:text-box>
        </draw:frame>
        <draw:frame draw:style-name="gr34" draw:text-style-name="P18" draw:layer="layout" svg:width="1.651cm" svg:height="1.187cm" svg:x="23.718cm" svg:y="19.377cm">
          <draw:text-box>
            <text:p text:style-name="P17"><text:span text:style-name="T8">1</text:span></text:p>
          </draw:text-box>
        </draw:frame>
        <draw:frame draw:style-name="gr34" draw:text-style-name="P18" draw:layer="layout" svg:width="1.651cm" svg:height="1.187cm" svg:x="8.618cm" svg:y="19.377cm">
          <draw:text-box>
            <text:p text:style-name="P17"><text:span text:style-name="T8">1</text:span></text:p>
          </draw:text-box>
        </draw:frame>
        <draw:frame draw:style-name="gr34" draw:text-style-name="P18" draw:layer="layout" svg:width="1.651cm" svg:height="1.187cm" svg:x="5.719cm" svg:y="18.478cm">
          <draw:text-box>
            <text:p text:style-name="P17"><text:span text:style-name="T8">N</text:span></text:p>
          </draw:text-box>
        </draw:frame>
        <draw:frame draw:style-name="gr34" draw:text-style-name="P18" draw:layer="layout" svg:width="1.651cm" svg:height="1.187cm" svg:x="5.72cm" svg:y="9.779cm">
          <draw:text-box>
            <text:p text:style-name="P17"><text:span text:style-name="T8">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8T06:06:06.306000000</meta:creation-date>
    <dc:date>2020-03-30T22:21:23.779000000</dc:date>
    <meta:editing-duration>PT7H47M45S</meta:editing-duration>
    <meta:editing-cycles>3</meta:editing-cycles>
    <meta:generator>LibreOffice/6.4.2.2$Windows_X86_64 LibreOffice_project/4e471d8c02c9c90f512f7f9ead8875b57fcb1ec3</meta:generator>
    <meta:document-statistic meta:object-count="89"/>
  </office:meta>
</office:document-meta>
</file>